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2.svm" manifest:media-type="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loext:fill-use-slide-background="false" draw:textarea-horizontal-align="justify" draw:textarea-vertical-align="top" draw:auto-grow-height="false" fo:min-height="3.878cm" fo:min-width="10.612cm"/>
      <style:paragraph-properties style:writing-mode="lr-tb"/>
    </style:style>
    <style:style style:name="gr2" style:family="graphic" style:parent-style-name="standard">
      <style:graphic-properties svg:stroke-color="#111111" draw:fill="none" loext:fill-use-slide-background="false" draw:textarea-horizontal-align="justify" draw:textarea-vertical-align="middle" draw:auto-grow-height="false" fo:min-height="2.444cm" fo:min-width="6.686cm"/>
      <style:paragraph-properties style:writing-mode="lr-tb"/>
    </style:style>
    <style:style style:name="gr3" style:family="graphic" style:parent-style-name="standard">
      <style:graphic-properties svg:stroke-color="#111111" draw:fill="none" loext:fill-use-slide-background="false" draw:textarea-horizontal-align="justify" draw:textarea-vertical-align="middle" draw:auto-grow-height="false" fo:min-height="2.221cm" fo:min-width="6.461cm"/>
      <style:paragraph-properties style:writing-mode="lr-tb"/>
    </style:style>
    <style:style style:name="gr4" style:family="graphic" style:parent-style-name="objectwithoutfill">
      <style:graphic-properties draw:stroke="dash" draw:stroke-dash="Dash" svg:stroke-width="0.254cm" svg:stroke-color="#000000" draw:marker-start-width="0.584cm" draw:marker-end="Circle" draw:marker-end-width="0.686cm" draw:fill="none" draw:textarea-vertical-align="middle" fo:padding-top="0.252cm" fo:padding-bottom="0.252cm" fo:padding-left="0.377cm" fo:padding-right="0.377cm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fill="none" loext:fill-use-slide-background="false" draw:textarea-horizontal-align="justify" draw:textarea-vertical-align="middle" draw:auto-grow-height="false" fo:min-height="2.329cm" fo:min-width="6.207cm" fo:wrap-option="wrap"/>
      <style:paragraph-properties style:writing-mode="lr-tb"/>
    </style:style>
    <style:style style:name="gr7" style:family="graphic" style:parent-style-name="standard">
      <style:graphic-properties draw:fill="none" loext:fill-use-slide-background="false" draw:textarea-horizontal-align="justify" draw:textarea-vertical-align="middle" draw:auto-grow-height="false" fo:min-height="2.329cm" fo:min-width="5.332cm" fo:wrap-option="wrap"/>
      <style:paragraph-properties style:writing-mode="lr-tb"/>
    </style:style>
    <style:style style:name="gr8" style:family="graphic" style:parent-style-name="standard">
      <style:graphic-properties draw:fill="none" loext:fill-use-slide-background="false" draw:textarea-horizontal-align="justify" draw:textarea-vertical-align="middle" draw:auto-grow-height="false" fo:min-height="2.329cm" fo:min-width="7.16cm" fo:wrap-option="wrap"/>
      <style:paragraph-properties style:writing-mode="lr-tb"/>
    </style:style>
    <style:style style:name="gr9" style:family="graphic" style:parent-style-name="objectwithoutfill">
      <style:graphic-properties svg:stroke-width="0.152cm" draw:marker-start-width="0.432cm" draw:marker-end="Arrowheads_20_7" draw:marker-end-width="0.533cm" draw:fill="none" draw:textarea-vertical-align="middle" fo:padding-top="0.201cm" fo:padding-bottom="0.201cm" fo:padding-left="0.326cm" fo:padding-right="0.326cm"/>
    </style:style>
    <style:style style:name="gr10" style:family="graphic" style:parent-style-name="objectwithoutfill">
      <style:graphic-properties svg:stroke-width="0.152cm" draw:marker-start-width="0.432cm" draw:marker-end="Arrowheads_20_8" draw:marker-end-width="0.533cm" draw:fill="none" draw:textarea-vertical-align="middle" fo:padding-top="0.201cm" fo:padding-bottom="0.201cm" fo:padding-left="0.326cm" fo:padding-right="0.326cm"/>
    </style:style>
    <style:style style:name="gr11" style:family="graphic" style:parent-style-name="objectwithoutfill">
      <style:graphic-properties svg:stroke-width="0.152cm" draw:marker-start-width="0.432cm" draw:marker-end="Arrowheads_20_10" draw:marker-end-width="0.533cm" draw:fill="none" draw:textarea-vertical-align="middle" fo:padding-top="0.201cm" fo:padding-bottom="0.201cm" fo:padding-left="0.326cm" fo:padding-right="0.326cm"/>
    </style:style>
    <style:style style:name="gr12" style:family="graphic" style:parent-style-name="objectwithoutfill">
      <style:graphic-properties svg:stroke-width="0.152cm" draw:marker-start-width="0.432cm" draw:marker-end="Arrowheads_20_11" draw:marker-end-width="0.533cm" draw:fill="none" draw:textarea-vertical-align="middle" fo:padding-top="0.201cm" fo:padding-bottom="0.201cm" fo:padding-left="0.326cm" fo:padding-right="0.326cm"/>
    </style:style>
    <style:style style:name="co1" style:family="table-column">
      <style:table-column-properties style:column-width="4.842cm" style:use-optimal-column-width="false"/>
    </style:style>
    <style:style style:name="co2" style:family="table-column">
      <style:table-column-properties style:column-width="4.841cm" style:use-optimal-column-width="false"/>
    </style:style>
    <style:style style:name="co3" style:family="table-column">
      <style:table-column-properties style:column-width="2.736cm" style:use-optimal-column-width="false"/>
    </style:style>
    <style:style style:name="co4" style:family="table-column">
      <style:table-column-properties style:column-width="6.699cm" style:use-optimal-column-width="false"/>
    </style:style>
    <style:style style:name="ro1" style:family="table-row">
      <style:table-row-properties style:row-height="1.403cm" style:use-optimal-row-height="false"/>
    </style:style>
    <style:style style:name="ro2" style:family="table-row">
      <style:table-row-properties style:row-height="0.912cm" style:use-optimal-row-height="false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paragraph-properties fo:text-align="start"/>
    </style:style>
    <style:style style:name="ce3" style:family="table-cell">
      <style:paragraph-properties fo:border="non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Noto Sans CJK SC" style:font-size-asian="16pt" style:font-style-asian="italic" style:font-weight-asian="normal" style:font-name-complex="Droid Sans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use-window-font-color="true" loext:opacity="0%" style:font-name="Liberation Sans" fo:font-size="18pt" style:letter-kerning="true" style:font-name-asian="Noto Sans CJK SC" style:font-size-asian="18pt" style:font-name-complex="Droid Sans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2" draw:id="id2" draw:layer="layout" svg:width="11.112cm" svg:height="4.128cm" svg:x="9.255cm" svg:y="8.937cm">
          <text:p text:style-name="P1"><text:span text:style-name="T1">log-</text:span><text:span text:style-name="T1">Duration </text:span><text:span text:style-name="T1">of </text:span><text:span text:style-name="T1">consonan</text:span><text:span text:style-name="T1">t</text:span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0.16cm" svg:height="3.81cm" svg:x="1.317cm" svg:y="1.317cm">
          <text:p text:style-name="P1">Variation per speaker of all languages</text:p>
          <text:p text:style-name="P1"><text:span text:style-name="T3">Prior: LKJ(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9.843cm" svg:height="3.493cm" svg:x="17.192cm" svg:y="1.635cm">
          <text:p text:style-name="P1">Variation per sound classes of all languages</text:p>
          <text:p text:style-name="P4"><text:span text:style-name="T4">Prior: </text:span><text:span text:style-name="T3">LKJ(5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11.477cm" svg:y1="3.222cm" svg:x2="14.811cm" svg:y2="8.937cm" draw:start-shape="id1" draw:end-shape="id2" draw:end-glue-point="0" svg:d="M11477 3222l3334 5715" svg:viewBox="0 0 3335 5716">
          <text:p/>
        </draw:connector>
        <draw:connector draw:style-name="gr4" draw:text-style-name="P3" draw:layer="layout" draw:type="line" svg:x1="17.192cm" svg:y1="3.381cm" svg:x2="14.811cm" svg:y2="8.937cm" draw:start-shape="id3" draw:end-shape="id2" draw:end-glue-point="0" svg:d="M17192 3381l-2381 5556" svg:viewBox="0 0 2382 5557">
          <text:p/>
        </draw:connector>
        <draw:connector draw:style-name="gr5" draw:text-style-name="P3" draw:layer="layout" draw:type="line" svg:x1="20.367cm" svg:y1="11.001cm" svg:x2="20.367cm" svg:y2="11.001cm" draw:start-shape="id2" draw:start-glue-point="1" draw:end-shape="id2" svg:d="M20367 11001z" svg:viewBox="0 0 1 1">
          <text:p/>
        </draw:connector>
        <draw:custom-shape draw:style-name="gr6" draw:text-style-name="P3" xml:id="id5" draw:id="id5" draw:layer="layout" svg:width="6.985cm" svg:height="2.857cm" svg:x="1cm" svg:y="8.303cm">
          <text:p text:style-name="P1">Word form frequency</text:p>
          <text:p text:style-name="P1"><text:span text:style-name="T5">Normal(0, 0.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4" draw:id="id4" draw:layer="layout" svg:width="6.11cm" svg:height="2.857cm" svg:x="21.955cm" svg:y="7.35cm">
          <text:p text:style-name="P1">Local speech rate</text:p>
          <text:p text:style-name="P4"><text:span text:style-name="T5">Normal(0, 0.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6" draw:id="id6" draw:layer="layout" svg:width="7.938cm" svg:height="2.857cm" svg:x="2.269cm" svg:y="14.97cm">
          <text:p text:style-name="P1">Phones per word</text:p>
          <text:p text:style-name="P4"><text:span text:style-name="T5">Normal(0, 0.3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draw:type="line" svg:x1="21.955cm" svg:y1="8.778cm" svg:x2="20.367cm" svg:y2="11.001cm" draw:start-shape="id4" draw:end-shape="id2" svg:d="M21955 8778l-1588 2223" svg:viewBox="0 0 1589 2224">
          <text:p/>
        </draw:connector>
        <draw:connector draw:style-name="gr10" draw:text-style-name="P3" draw:layer="layout" draw:type="line" svg:x1="7.985cm" svg:y1="9.731cm" svg:x2="9.255cm" svg:y2="11.001cm" draw:start-shape="id5" draw:end-shape="id2" svg:d="M7985 9731l1270 1270" svg:viewBox="0 0 1271 1271">
          <text:p/>
        </draw:connector>
        <draw:connector draw:style-name="gr11" draw:text-style-name="P3" draw:layer="layout" draw:type="line" svg:x1="6.238cm" svg:y1="14.97cm" svg:x2="9.255cm" svg:y2="11.001cm" draw:start-shape="id6" draw:start-glue-point="0" draw:end-shape="id2" draw:end-glue-point="3" svg:d="M6238 14970l3017-3969" svg:viewBox="0 0 3018 3970">
          <text:p/>
        </draw:connector>
        <draw:frame draw:style-name="standard" draw:layer="layout" svg:width="9.682cm" svg:height="2.805cm" svg:x="18.598cm" svg:y="15.0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Varying effects</text:p>
              </table:table-cell>
              <table:table-cell table:style-name="bg-none"/>
            </table:table-row>
            <table:table-row table:style-name="ro1">
              <table:table-cell table:style-name="ce2">
                <text:p text:style-name="P2">Fixed effects</text:p>
              </table:table-cell>
              <table:table-cell table:style-name="bg-none"/>
            </table:table-row>
          </table:table>
          <draw:image xlink:href="Pictures/TablePreview1.svm" xlink:type="simple" xlink:show="embed" xlink:actuate="onLoad"/>
        </draw:frame>
        <draw:line draw:style-name="gr12" draw:text-style-name="P3" draw:layer="layout" svg:x1="24.177cm" svg:y1="17.192cm" svg:x2="27.987cm" svg:y2="17.192cm">
          <text:p/>
        </draw:line>
        <draw:line draw:style-name="gr4" draw:text-style-name="P3" draw:layer="layout" svg:x1="24.177cm" svg:y1="15.922cm" svg:x2="27.987cm" svg:y2="15.922cm">
          <text:p/>
        </draw:line>
        <draw:frame draw:style-name="standard" draw:layer="layout" svg:width="9.434cm" svg:height="2.735cm" svg:x="10.355cm" svg:y="10.01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3">
              <table:table-cell>
                <text:p>Intercept</text:p>
              </table:table-cell>
              <table:table-cell>
                <text:p>log-normal(Mu, Sigma)</text:p>
              </table:table-cell>
            </table:table-row>
            <table:table-row table:style-name="ro2" table:default-cell-style-name="ce3">
              <table:table-cell>
                <text:p>Mu</text:p>
              </table:table-cell>
              <table:table-cell>
                <text:p><text:span text:style-name="T6">Normal(</text:span>4.4, 0.2)</text:p>
              </table:table-cell>
            </table:table-row>
            <table:table-row table:style-name="ro2" table:default-cell-style-name="ce3">
              <table:table-cell>
                <text:p>Sigma</text:p>
              </table:table-cell>
              <table:table-cell>
                <text:p>Exp(12)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4:46:13.650381426</meta:creation-date>
    <dc:date>2023-05-18T15:14:44.541404348</dc:date>
    <meta:editing-duration>PT14S</meta:editing-duration>
    <meta:editing-cycles>1</meta:editing-cycles>
    <meta:document-statistic meta:object-count="16"/>
    <meta:generator>LibreOffice/7.5.3.2$Linux_X86_64 LibreOffice_project/50$Build-2</meta:generator>
  </office:meta>
</office:document-meta>
</file>